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800000108FE8C0C29.png" manifest:media-type="image/png"/>
  <manifest:file-entry manifest:full-path="Pictures/100000010000021B00000114D6F9035E.png" manifest:media-type="image/png"/>
  <manifest:file-entry manifest:full-path="Pictures/1000000100000220000000F6715D9900.png" manifest:media-type="image/png"/>
  <manifest:file-entry manifest:full-path="Pictures/10000001000000D10000011A89A94A5F.png" manifest:media-type="image/png"/>
  <manifest:file-entry manifest:full-path="Pictures/10000001000000D0000000EAE9F706E6.png" manifest:media-type="image/png"/>
  <manifest:file-entry manifest:full-path="Pictures/100000010000028F00000114F61CEB56.png" manifest:media-type="image/png"/>
  <manifest:file-entry manifest:full-path="Pictures/10000001000000CF00000111FB9301AF.png" manifest:media-type="image/png"/>
  <manifest:file-entry manifest:full-path="Pictures/10000001000000CC000001265C28280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9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6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1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5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loext:softedge-radius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 draw:opacity="50%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style:text-position="-8% 58%" fo:font-size="22pt" fo:font-weight="bold" style:font-size-asian="22pt" style:font-size-complex="22pt"/>
    </style:style>
    <style:style style:name="T3" style:family="text">
      <style:text-properties fo:font-size="21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93cm" svg:height="1.987cm" svg:x="0.606cm" svg:y="4.089cm">
          <draw:text-box>
            <text:p><text:span text:style-name="T1">C</text:span><text:span text:style-name="T1">a</text:span></text:p>
          </draw:text-box>
        </draw:frame>
        <draw:frame draw:style-name="gr2" draw:text-style-name="P1" draw:layer="layout" svg:width="2.094cm" svg:height="1.119cm" svg:x="1.107cm" svg:y="9.991cm">
          <draw:text-box>
            <text:p><text:span text:style-name="T1">C</text:span><text:span text:style-name="T1">a</text:span><text:span text:style-name="T1">O</text:span></text:p>
          </draw:text-box>
        </draw:frame>
        <draw:frame draw:style-name="gr3" draw:text-style-name="P1" draw:layer="layout" svg:width="3.762cm" svg:height="1.119cm" svg:x="0.397cm" svg:y="15.544cm">
          <draw:text-box>
            <text:p><text:span text:style-name="T1">Ca</text:span><text:span text:style-name="T1">O·</text:span><text:span text:style-name="T1">H</text:span><text:span text:style-name="T2">2</text:span><text:span text:style-name="T1">O</text:span></text:p>
          </draw:text-box>
        </draw:frame>
        <draw:frame draw:style-name="gr4" draw:text-style-name="P1" draw:layer="layout" svg:width="2.301cm" svg:height="1.119cm" svg:x="1.09cm" svg:y="19.689cm">
          <draw:text-box>
            <text:p><text:span text:style-name="T1">Ca</text:span><text:span text:style-name="T1">H</text:span><text:span text:style-name="T2">2</text:span></text:p>
          </draw:text-box>
        </draw:frame>
        <draw:frame draw:style-name="gr5" draw:text-style-name="P2" draw:layer="layout" svg:width="0.913cm" svg:height="1.077cm" svg:x="6.121cm" svg:y="0.354cm">
          <draw:text-box>
            <text:p><text:span text:style-name="T3">i</text:span></text:p>
          </draw:text-box>
        </draw:frame>
        <draw:frame draw:style-name="gr6" draw:text-style-name="P2" draw:layer="layout" svg:width="0.955cm" svg:height="1.077cm" svg:x="15.923cm" svg:y="0.315cm">
          <draw:text-box>
            <text:p><text:span text:style-name="T3">j</text:span></text:p>
          </draw:text-box>
        </draw:frame>
        <draw:frame draw:style-name="gr7" draw:text-style-name="P3" draw:layer="layout" svg:width="3.593cm" svg:height="5.179cm" svg:x="4.08cm" svg:y="2.187cm">
          <draw:image xlink:href="Pictures/10000001000000CC000001265C282803.png" xlink:type="simple" xlink:show="embed" xlink:actuate="onLoad" draw:mime-type="image/png">
            <text:p/>
          </draw:image>
        </draw:frame>
        <draw:frame draw:style-name="gr8" draw:text-style-name="P4" draw:layer="layout" svg:width="1.734cm" svg:height="0.962cm" svg:x="5.984cm" svg:y="4.46cm">
          <draw:text-box>
            <text:p>2.35</text:p>
          </draw:text-box>
        </draw:frame>
        <draw:frame draw:style-name="gr7" draw:text-style-name="P3" draw:layer="layout" svg:width="3.961cm" svg:height="5.224cm" svg:x="4.076cm" svg:y="7.509cm">
          <draw:image xlink:href="Pictures/10000001000000CF00000111FB9301AF.png" xlink:type="simple" xlink:show="embed" xlink:actuate="onLoad" draw:mime-type="image/png">
            <text:p/>
          </draw:image>
        </draw:frame>
        <draw:frame draw:style-name="gr8" draw:text-style-name="P4" draw:layer="layout" svg:width="1.734cm" svg:height="0.962cm" svg:x="6.941cm" svg:y="9.817cm">
          <draw:text-box>
            <text:p>2.51</text:p>
          </draw:text-box>
        </draw:frame>
        <draw:frame draw:style-name="gr7" draw:text-style-name="P3" draw:layer="layout" svg:width="4.162cm" svg:height="4.683cm" svg:x="4.388cm" svg:y="13.734cm">
          <draw:image xlink:href="Pictures/10000001000000D0000000EAE9F706E6.png" xlink:type="simple" xlink:show="embed" xlink:actuate="onLoad" draw:mime-type="image/png">
            <text:p/>
          </draw:image>
        </draw:frame>
        <draw:frame draw:style-name="gr7" draw:text-style-name="P3" draw:layer="layout" svg:width="3.194cm" svg:height="4.309cm" svg:x="4.81cm" svg:y="18.845cm">
          <draw:image xlink:href="Pictures/10000001000000D10000011A89A94A5F.png" xlink:type="simple" xlink:show="embed" xlink:actuate="onLoad" draw:mime-type="image/png">
            <text:p/>
          </draw:image>
        </draw:frame>
        <draw:frame draw:style-name="gr9" draw:text-style-name="P5" draw:layer="layout" svg:width="1.734cm" svg:height="0.962cm" svg:x="6.217cm" svg:y="20.796cm">
          <draw:text-box>
            <text:p>2.41</text:p>
          </draw:text-box>
        </draw:frame>
        <draw:frame draw:style-name="gr9" draw:text-style-name="P5" draw:layer="layout" svg:width="1.734cm" svg:height="0.962cm" svg:x="4.883cm" svg:y="15.637cm">
          <draw:text-box>
            <text:p>1.64</text:p>
          </draw:text-box>
        </draw:frame>
        <draw:frame draw:style-name="gr7" draw:text-style-name="P3" draw:layer="layout" svg:width="10.265cm" svg:height="4.642cm" svg:x="10.075cm" svg:y="2.079cm">
          <draw:image xlink:href="Pictures/1000000100000220000000F6715D9900.png" xlink:type="simple" xlink:show="embed" xlink:actuate="onLoad" draw:mime-type="image/png">
            <text:p/>
          </draw:image>
        </draw:frame>
        <draw:frame draw:style-name="gr9" draw:text-style-name="P5" draw:layer="layout" svg:width="1.734cm" svg:height="0.962cm" svg:x="15.444cm" svg:y="4.491cm">
          <draw:text-box>
            <text:p>2.51</text:p>
          </draw:text-box>
        </draw:frame>
        <draw:frame draw:style-name="gr7" draw:text-style-name="P3" draw:layer="layout" svg:width="9.778cm" svg:height="5.007cm" svg:x="10.167cm" svg:y="7.853cm">
          <draw:image xlink:href="Pictures/100000010000021B00000114D6F9035E.png" xlink:type="simple" xlink:show="embed" xlink:actuate="onLoad" draw:mime-type="image/png">
            <text:p/>
          </draw:image>
        </draw:frame>
        <draw:frame draw:style-name="gr9" draw:text-style-name="P5" draw:layer="layout" svg:width="1.734cm" svg:height="0.962cm" svg:x="15.84cm" svg:y="10.611cm">
          <draw:text-box>
            <text:p>2.69</text:p>
          </draw:text-box>
        </draw:frame>
        <draw:frame draw:style-name="gr7" draw:text-style-name="P3" draw:layer="layout" svg:width="11.772cm" svg:height="4.96cm" svg:x="9.131cm" svg:y="13.576cm">
          <draw:image xlink:href="Pictures/100000010000028F00000114F61CEB56.png" xlink:type="simple" xlink:show="embed" xlink:actuate="onLoad" draw:mime-type="image/png">
            <text:p/>
          </draw:image>
        </draw:frame>
        <draw:frame draw:style-name="gr9" draw:text-style-name="P5" draw:layer="layout" svg:width="1.734cm" svg:height="0.962cm" svg:x="17.26cm" svg:y="16.429cm">
          <draw:text-box>
            <text:p>1.64</text:p>
          </draw:text-box>
        </draw:frame>
        <draw:frame draw:style-name="gr7" draw:text-style-name="P3" draw:layer="layout" svg:width="10.993cm" svg:height="4.711cm" svg:x="9.248cm" svg:y="19.105cm">
          <draw:image xlink:href="Pictures/100000010000026800000108FE8C0C29.png" xlink:type="simple" xlink:show="embed" xlink:actuate="onLoad" draw:mime-type="image/png">
            <text:p/>
          </draw:image>
        </draw:frame>
        <draw:frame draw:style-name="gr9" draw:text-style-name="P5" draw:layer="layout" svg:width="1.734cm" svg:height="0.962cm" svg:x="10.848cm" svg:y="21.228cm">
          <draw:text-box>
            <text:p>2.35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15:23.188434589</meta:creation-date>
    <dc:date>2024-06-20T21:29:42.510409556</dc:date>
    <meta:editing-duration>PT2H38M55S</meta:editing-duration>
    <meta:editing-cycles>15</meta:editing-cycles>
    <meta:generator>LibreOffice/7.6.7.2$Linux_X86_64 LibreOffice_project/60$Build-2</meta:generator>
    <meta:document-statistic meta:object-count="22"/>
  </office:meta>
</office:document-meta>
</file>